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4" table:default-cell-style-name="ce6"/>
        <table:table-column table:style-name="co6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 - Nano ASIC Miner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5cm x 2.5cm</text:p>
          </table:table-cell>
          <table:table-cell/>
          <table:table-cell office:value-type="float" office:value="1">
            <text:p>1</text:p>
          </table:table-cell>
          <table:table-cell table:formula="of:=50/20" office:value-type="float" office:value="2.5">
            <text:p>2.500</text:p>
          </table:table-cell>
          <table:table-cell table:formula="of:=90/100" office:value-type="float" office:value="0.9">
            <text:p>0.900</text:p>
          </table:table-cell>
          <table:table-cell table:formula="of:=120/200" office:value-type="float" office:value="0.6">
            <text:p>0.600</text:p>
          </table:table-cell>
          <table:table-cell table:number-columns-repeated="1014"/>
        </table:table-row>
        <table:table-row table:style-name="ro5">
          <table:table-cell office:value-type="string">
            <text:p>U3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2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1</text:p>
          </table:table-cell>
          <table:table-cell office:value-type="string">
            <text:p>1.2V, 2A Buck Step Down Regulator</text:p>
          </table:table-cell>
          <table:table-cell office:value-type="string">
            <text:p>AP6502A</text:p>
          </table:table-cell>
          <table:table-cell office:value-type="string">
            <text:p>Diodes Inc.</text:p>
          </table:table-cell>
          <table:table-cell office:value-type="string">
            <text:p>2A</text:p>
          </table:table-cell>
          <table:table-cell office:value-type="string">
            <text:p>SOIC-8</text:p>
          </table:table-cell>
          <table:table-cell office:value-type="float" office:value="1">
            <text:p>1</text:p>
          </table:table-cell>
          <table:table-cell office:value-type="float" office:value="0.93">
            <text:p>0.930</text:p>
          </table:table-cell>
          <table:table-cell office:value-type="float" office:value="0.728">
            <text:p>0.728</text:p>
          </table:table-cell>
          <table:table-cell office:value-type="float" office:value="0.351">
            <text:p>0.35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3.3V, 250mA LDO Regulator</text:p>
          </table:table-cell>
          <table:table-cell office:value-type="string">
            <text:p>MCP1700T-3302E/TT</text:p>
          </table:table-cell>
          <table:table-cell office:value-type="string">
            <text:p>Microchip</text:p>
          </table:table-cell>
          <table:table-cell office:value-type="string">
            <text:p>250mA</text:p>
          </table:table-cell>
          <table:table-cell office:value-type="string">
            <text:p>SOT-23</text:p>
          </table:table-cell>
          <table:table-cell office:value-type="float" office:value="1">
            <text:p>1</text:p>
          </table:table-cell>
          <table:table-cell office:value-type="float" office:value="0.4">
            <text:p>0.400</text:p>
          </table:table-cell>
          <table:table-cell office:value-type="float" office:value="0.31">
            <text:p>0.310</text:p>
          </table:table-cell>
          <table:table-cell office:value-type="float" office:value="0.28">
            <text:p>0.2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4</text:p>
          </table:table-cell>
          <table:table-cell office:value-type="string">
            <text:p>Alternate: AP7313-33 <text:s/>LDO Regulator</text:p>
          </table:table-cell>
          <table:table-cell office:value-type="string">
            <text:p>AP7313-33</text:p>
          </table:table-cell>
          <table:table-cell office:value-type="string">
            <text:p>Diodes Inc.</text:p>
          </table:table-cell>
          <table:table-cell office:value-type="string">
            <text:p>150mA</text:p>
          </table:table-cell>
          <table:table-cell office:value-type="string">
            <text:p>SOT-23R</text:p>
          </table:table-cell>
          <table:table-cell office:value-type="float" office:value="0">
            <text:p>0</text:p>
          </table:table-cell>
          <table:table-cell office:value-type="float" office:value="0.45">
            <text:p>0.450</text:p>
          </table:table-cell>
          <table:table-cell office:value-type="float" office:value="0.301">
            <text:p>0.301</text:p>
          </table:table-cell>
          <table:table-cell office:value-type="float" office:value="0.204">
            <text:p>0.2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5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600mA</text:p>
          </table:table-cell>
          <table:table-cell office:value-type="string">
            <text:p>SOT-89-3L</text:p>
          </table:table-cell>
          <table:table-cell office:value-type="float" office:value="1">
            <text:p>1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6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D1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2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7">
          <table:table-cell office:value-type="string">
            <text:p>D3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1</text:p>
          </table:table-cell>
          <table:table-cell office:value-type="string">
            <text:p>Power Inductor</text:p>
          </table:table-cell>
          <table:table-cell office:value-type="string">
            <text:p>SRN4018-3R3M</text:p>
          </table:table-cell>
          <table:table-cell office:value-type="string">
            <text:p>Bourns</text:p>
          </table:table-cell>
          <table:table-cell office:value-type="string">
            <text:p>3.3uH, 2.2A</text:p>
          </table:table-cell>
          <table:table-cell office:value-type="string">
            <text:p>4x4mm</text:p>
          </table:table-cell>
          <table:table-cell office:value-type="float" office:value="1">
            <text:p>1</text:p>
          </table:table-cell>
          <table:table-cell office:value-type="float" office:value="0.32">
            <text:p>0.320</text:p>
          </table:table-cell>
          <table:table-cell office:value-type="float" office:value="0.275">
            <text:p>0.275</text:p>
          </table:table-cell>
          <table:table-cell office:value-type="float" office:value="0.25">
            <text:p>0.2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C1,C9-11</text:p>
          </table:table-cell>
          <table:table-cell office:value-type="string">
            <text:p>Ceramic Capacitor</text:p>
          </table:table-cell>
          <table:table-cell office:value-type="string">
            <text:p>C1608X5R0J106M</text:p>
          </table:table-cell>
          <table:table-cell office:value-type="string">
            <text:p>TDK</text:p>
          </table:table-cell>
          <table:table-cell office:value-type="string">
            <text:p>10uF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table:number-columns-repeated="2" office:value-type="float" office:value="0.12">
            <text:p>0.120</text:p>
          </table:table-cell>
          <table:table-cell office:value-type="float" office:value="0.095">
            <text:p>0.09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,C8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-4</text:p>
          </table:table-cell>
          <table:table-cell office:value-type="string">
            <text:p>Ceramic Capacitor</text:p>
          </table:table-cell>
          <table:table-cell office:value-type="string">
            <text:p>GRM188R71E683KA01J</text:p>
          </table:table-cell>
          <table:table-cell office:value-type="string">
            <text:p>Murata</text:p>
          </table:table-cell>
          <table:table-cell office:value-type="string">
            <text:p>6.8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5-6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7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23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2">
            <text:p>1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1</text:p>
          </table:table-cell>
          <table:table-cell office:value-type="string">
            <text:p>Thick Film Resistor</text:p>
          </table:table-cell>
          <table:table-cell office:value-type="string">
            <text:p>ERJ-3EKF3001V</text:p>
          </table:table-cell>
          <table:table-cell office:value-type="string">
            <text:p>Panasonic</text:p>
          </table:table-cell>
          <table:table-cell office:value-type="string">
            <text:p>3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9-10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</text:p>
          </table:table-cell>
          <table:table-cell office:value-type="string">
            <text:p>0603</text:p>
          </table:table-cell>
          <table:table-cell office:value-type="float" office:value="3">
            <text:p>3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</text:p>
          </table:table-cell>
          <table:table-cell office:value-type="string">
            <text:p>Thick Film Resistor</text:p>
          </table:table-cell>
          <table:table-cell office:value-type="string">
            <text:p>ERJ-3EKF3241V</text:p>
          </table:table-cell>
          <table:table-cell office:value-type="string">
            <text:p>Panasonic</text:p>
          </table:table-cell>
          <table:table-cell office:value-type="string">
            <text:p>3.24K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4-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1K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8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34])" office:value-type="float" office:value="46">
            <text:p>46</text:p>
          </table:table-cell>
          <table:table-cell table:style-name="ce12" table:formula="of:=SUMPRODUCT([.$G6:.$G34];[.H6:.H34])" office:value-type="float" office:value="11.065">
            <text:p>11.07</text:p>
          </table:table-cell>
          <table:table-cell table:style-name="ce12" table:formula="of:=SUMPRODUCT([.$G6:.$G34];[.I6:.I34])" office:value-type="float" office:value="7.205">
            <text:p>7.21</text:p>
          </table:table-cell>
          <table:table-cell table:style-name="ce12" table:formula="of:=SUMPRODUCT([.$G6:.$G34];[.J6:.J34])" office:value-type="float" office:value="5.475">
            <text:p>5.48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9">
          <table:table-cell table:number-columns-repeated="1024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22T23:09:41</dc:date>
    <dc:creator>chris </dc:creator>
    <meta:editing-duration>P2DT6H18M4S</meta:editing-duration>
    <meta:editing-cycles>229</meta:editing-cycles>
    <meta:generator>LibreOffice/3.5$Linux_x86 LibreOffice_project/350m1$Build-2</meta:generator>
    <meta:document-statistic meta:table-count="3" meta:cell-count="303" meta:object-count="0"/>
  </office:meta>
</office:document-meta>
</file>